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A100000685B54EA5426D985AB4.png" manifest:media-type="image/png"/>
  <manifest:file-entry manifest:full-path="Pictures/10000201000002B30000038C76956B9FE5A277C6.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40000000300DA5B636A21E522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adornments="Bold" style:font-family-generic="swiss"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31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10.551cm, 0cm, 4.344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text-properties style:font-name="Open Sans" fo:font-size="24pt" fo:font-weight="bold" style:font-size-asian="18pt" style:font-size-complex="18pt"/>
    </style:style>
    <style:style style:name="P7" style:family="paragraph">
      <loext:graphic-properties draw:fill="none" draw:fill-color="#ffffff"/>
      <style:text-properties style:font-name="Open Sans" fo:font-size="24pt" fo:font-weight="bold" style:font-size-asian="18pt" style:font-size-complex="18pt"/>
    </style:style>
    <style:style style:name="P8" style:family="paragraph">
      <style:paragraph-properties fo:text-align="center"/>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style:font-name="Open Sans" fo:font-size="24pt" fo:font-weight="bold" style:font-size-asian="18pt" style:font-size-complex="18pt"/>
    </style:style>
    <style:style style:name="T5" style:family="text">
      <style:text-properties fo:color="#7ed22b" style:font-name="Open Sans" fo:font-size="24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Presentation Title<text:line-break/><text:span text:style-name="T3">Presentation Subtitl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placeholder="true" presentation:user-transformed="true">
          <draw:text-box/>
        </draw:frame>
        <draw:frame presentation:style-name="pr8" draw:text-style-name="P5" draw:layer="layout" svg:width="25.199cm" svg:height="10.79cm" svg:x="1.4cm" svg:y="3.685cm" presentation:class="outline" presentation:placeholder="true" presentation:user-transformed="true">
          <draw:text-box/>
        </draw:frame>
        <presentation:notes draw:style-name="dp2">
          <draw:page-thumbnail draw:style-name="gr1" draw:layer="layout" svg:width="19.65cm" svg:height="11.095cm" svg:x="0.7cm" svg:y="2.095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placeholder="true" presentation:user-transformed="true">
          <draw:text-box/>
        </draw:frame>
        <draw:frame presentation:style-name="pr8" draw:text-style-name="P5" draw:layer="layout" svg:width="25.199cm" svg:height="10.79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19.65cm" svg:height="11.095cm" svg:x="0.7cm" svg:y="2.095cm" draw:page-number="4" presentation:class="page"/>
          <draw:frame presentation:style-name="pr9" draw:text-style-name="P3" draw:layer="layout" svg:width="16.799cm" svg:height="13.364cm" svg:x="2.1cm" svg:y="14.107cm" presentation:class="notes" presentation:placeholder="true">
            <draw:text-box/>
          </draw:frame>
          <draw:frame draw:style-name="gr2" draw:text-style-name="P7" draw:layer="layout" svg:width="14.506cm" svg:height="2.563cm" svg:x="4.519cm" svg:y="10.627cm">
            <draw:text-box>
              <text:p text:style-name="P6"><text:span text:style-name="T4">Join Us at </text:span><text:span text:style-name="T5">www.opensuse.org</text:span></text:p>
            </draw:text-box>
          </draw:frame>
          <draw:frame draw:style-name="gr3" draw:text-style-name="P8" draw:layer="layout" svg:width="8.964cm" svg:height="8.188cm" draw:transform="rotate (0.0424115008234622) translate (5.986cm 2.829cm)">
            <draw:image xlink:href="Pictures/10000201000004A100000685B54EA5426D985AB4.png" xlink:type="simple" xlink:show="embed" xlink:actuate="onLoad">
              <text:p/>
            </draw:image>
          </draw:frame>
        </presentation:notes>
      </draw:page>
      <draw:page draw:name="page5"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5"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adornments="Bold" style:font-family-generic="swiss"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style:font-face style:name="Roboto" svg:font-family="Roboto"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auto-grow-height="false"/>
      <style:paragraph-properties>
        <style:tab-stops/>
      </style:paragraph-properties>
      <style:text-properties fo:background-color="#ffffff"/>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08T09:32:58.402557070</dc:date>
    <meta:editing-duration>P4DT23H21M59S</meta:editing-duration>
    <meta:editing-cycles>30</meta:editing-cycles>
    <meta:generator>LibreOffice/6.0.3.2$Linux_X86_64 LibreOffice_project/00m0$Build-2</meta:generator>
    <meta:document-statistic meta:object-count="100"/>
  </office:meta>
</office:document-meta>
</file>